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paragraph-rsid="000dbab2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vider <text:span text:style-name="T1">"</text:span>aws<text:span text:style-name="T1">"</text:span> {</text:p>
      <text:p text:style-name="P2"><text:s text:c="3"/>region = <text:s/><text:span text:style-name="T1">"</text:span>us-east-1<text:span text:style-name="T1">"</text:span></text:p>
      <text:p text:style-name="P2"><text:s text:c="3"/>access_key = <text:span text:style-name="T1">"</text:span> <text:span text:style-name="T1">"</text:span></text:p>
      <text:p text:style-name="P2"><text:s text:c="3"/>secret_key = <text:span text:style-name="T1">""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l</meta:initial-creator>
    <meta:editing-cycles>2</meta:editing-cycles>
    <meta:creation-date>2022-07-08T13:27:00</meta:creation-date>
    <dc:date>2022-07-11T14:09:20.799854118</dc:date>
    <meta:editing-duration>PT2M29S</meta:editing-duration>
    <meta:generator>LibreOffice/7.3.3.2$Linux_X86_64 LibreOffice_project/30$Build-2</meta:generator>
    <meta:document-statistic meta:table-count="0" meta:image-count="0" meta:object-count="0" meta:page-count="1" meta:paragraph-count="5" meta:word-count="14" meta:character-count="78" meta:non-whitespace-character-count="59"/>
    <meta:user-defined meta:name="AppVersion">12.0000</meta:user-defined>
    <meta:template xlink:type="simple" xlink:actuate="onRequest" xlink:title="Normal" xlink:href=""/>
  </office:meta>
</office:document-meta>
</file>